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officeooo:rsid="002b96e7" officeooo:paragraph-rsid="002b96e7" style:font-size-asian="10.5pt" style:font-size-complex="12pt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officeooo:rsid="002b96e7" officeooo:paragraph-rsid="002cd25c" style:font-size-asian="10.5pt" style:font-size-complex="12pt"/>
    </style:style>
    <style:style style:name="P3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officeooo:rsid="002cd25c" officeooo:paragraph-rsid="002cd25c" style:font-size-asian="10.5pt" style:font-size-complex="12pt"/>
    </style:style>
    <style:style style:name="P4" style:family="paragraph" style:parent-style-name="Standard">
      <style:paragraph-properties fo:margin-top="0.101cm" fo:margin-bottom="0.101cm" style:contextual-spacing="false" fo:line-height="100%"/>
      <style:text-properties fo:font-weight="bold" officeooo:rsid="002cd25c" officeooo:paragraph-rsid="002cd25c" style:font-weight-asian="bold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style:text-underline-style="none" officeooo:rsid="002cd25c" officeooo:paragraph-rsid="002cd25c" style:font-size-asian="10.5pt" style:font-size-complex="12pt"/>
    </style:style>
    <style:style style:name="P6" style:family="paragraph" style:parent-style-name="Standard" style:list-style-name="L1">
      <style:paragraph-properties fo:margin-top="0.101cm" fo:margin-bottom="0.101cm" style:contextual-spacing="false" fo:line-height="100%"/>
      <style:text-properties fo:color="#000000" loext:opacity="100%" style:font-name="Calibri" fo:font-size="12pt" style:text-underline-style="none" officeooo:rsid="002cd25c" officeooo:paragraph-rsid="002cd25c" style:font-size-asian="10.5pt" style:font-size-complex="12pt"/>
    </style:style>
    <style:style style:name="P7" style:family="paragraph" style:parent-style-name="Standard" style:list-style-name="L2">
      <style:paragraph-properties fo:margin-top="0.101cm" fo:margin-bottom="0.101cm" style:contextual-spacing="false" fo:line-height="100%"/>
      <style:text-properties fo:color="#000000" loext:opacity="100%" style:font-name="Calibri" fo:font-size="12pt" style:text-underline-style="none" officeooo:rsid="002cd25c" officeooo:paragraph-rsid="002cd25c" style:font-size-asian="10.5pt" style:font-size-complex="12pt"/>
    </style:style>
    <style:style style:name="P8" style:family="paragraph" style:parent-style-name="Standard" style:list-style-name="L3">
      <style:paragraph-properties fo:margin-top="0.101cm" fo:margin-bottom="0.101cm" style:contextual-spacing="false" fo:line-height="100%"/>
      <style:text-properties fo:color="#000000" loext:opacity="100%" style:font-name="Calibri" fo:font-size="12pt" style:text-underline-style="none" officeooo:rsid="002cd25c" officeooo:paragraph-rsid="002cd25c" style:font-size-asian="10.5pt" style:font-size-complex="12pt"/>
    </style:style>
    <style:style style:name="P9" style:family="paragraph" style:parent-style-name="Standard" style:list-style-name="L4">
      <style:paragraph-properties fo:margin-top="0.101cm" fo:margin-bottom="0.101cm" style:contextual-spacing="false" fo:line-height="100%"/>
      <style:text-properties fo:color="#000000" loext:opacity="100%" style:font-name="Calibri" fo:font-size="12pt" style:text-underline-style="none" officeooo:rsid="002cd25c" officeooo:paragraph-rsid="002cd25c" style:font-size-asian="10.5pt" style:font-size-complex="12pt"/>
    </style:style>
    <style:style style:name="P10" style:family="paragraph" style:parent-style-name="Standard" style:list-style-name="L5">
      <style:paragraph-properties fo:margin-top="0.101cm" fo:margin-bottom="0.101cm" style:contextual-spacing="false" fo:line-height="100%"/>
      <style:text-properties fo:color="#000000" loext:opacity="100%" style:font-name="Calibri" fo:font-size="12pt" style:text-underline-style="none" officeooo:rsid="002cd25c" officeooo:paragraph-rsid="002cd25c" style:font-size-asian="10.5pt" style:font-size-complex="12pt"/>
    </style:style>
    <style:style style:name="P11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style:text-underline-style="none" fo:font-weight="bold" officeooo:rsid="002cd25c" officeooo:paragraph-rsid="002cd25c" style:font-size-asian="10.5pt" style:font-weight-asian="bold" style:font-size-complex="12pt" style:font-weight-complex="bold"/>
    </style:style>
    <style:style style:name="P12" style:family="paragraph" style:parent-style-name="Standard" style:list-style-name="L3">
      <style:paragraph-properties fo:margin-top="0.101cm" fo:margin-bottom="0.101cm" style:contextual-spacing="false" fo:line-height="100%"/>
      <style:text-properties fo:color="#000000" loext:opacity="100%" style:font-name="Calibri" fo:font-size="12pt" officeooo:rsid="002cd25c" officeooo:paragraph-rsid="002cd25c" style:font-size-asian="10.5pt" style:font-size-complex="12pt"/>
    </style:style>
    <style:style style:name="P13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officeooo:rsid="002cd25c" officeooo:paragraph-rsid="002cd25c" style:font-size-asian="10.5pt" style:font-size-complex="12pt"/>
    </style:style>
    <style:style style:name="P14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officeooo:rsid="002b96e7" officeooo:paragraph-rsid="002ea623" style:font-size-asian="10.5pt" style:font-size-complex="12pt"/>
    </style:style>
    <style:style style:name="P15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fo:font-weight="bold" officeooo:rsid="002e8718" officeooo:paragraph-rsid="002e8718" style:font-size-asian="10.5pt" style:font-weight-asian="bold" style:font-size-complex="12pt" style:font-weight-complex="bold"/>
    </style:style>
    <style:style style:name="T1" style:family="text">
      <style:text-properties fo:color="#000000" loext:opacity="100%" style:font-name="Calibri" fo:font-size="12pt" style:text-underline-style="none" style:font-size-asian="10.5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cd25c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2ea623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2f980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2ea623"/>
    </style:style>
    <style:style style:name="T8" style:family="text">
      <style:text-properties style:text-underline-style="solid" style:text-underline-width="auto" style:text-underline-color="font-color" officeooo:rsid="002f9803"/>
    </style:style>
    <style:style style:name="T9" style:family="text">
      <style:text-properties officeooo:rsid="002cd25c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2cd25c" style:font-weight-asian="bold" style:font-weight-complex="bold"/>
    </style:style>
    <style:style style:name="T13" style:family="text">
      <style:text-properties style:text-underline-style="none" fo:font-weight="bold" officeooo:rsid="002f9803" style:font-weight-asian="bold" style:font-weight-complex="bold"/>
    </style:style>
    <style:style style:name="T14" style:family="text">
      <style:text-properties style:text-underline-style="none" officeooo:rsid="002cd25c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f9803" style:font-weight-asian="normal" style:font-weight-complex="normal"/>
    </style:style>
    <style:style style:name="T17" style:family="text">
      <style:text-properties style:text-underline-style="none" officeooo:rsid="002ea6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ea6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Abbonamento</text:span>(<text:span text:style-name="T2">nome</text:span>, costoMensile, descrizione, scadenza)<text:span text:style-name="T9"> <text:s/>nome: Basic, Gold, Platinum, Premium</text:span></text:p>
      <text:p text:style-name="P1"><text:span text:style-name="T18">Iscritto</text:span>(<text:span text:style-name="T7">username</text:span><text:span text:style-name="T19">, </text:span><text:span text:style-name="T10">codF</text:span>, nome, cognome, numTel, imgProfilo, mail, password, docIdentificativi, certificatoMedico<text:span text:style-name="T9">, tipoAbbonamento*</text:span>)<text:span text:style-name="T9"> </text:span></text:p>
      <text:p text:style-name="P3"><text:span text:style-name="T18">Allenamento</text:span>(<text:span text:style-name="T2">idA,</text:span><text:span text:style-name="T10"> nome, tempo, imgA, volumeTot, </text:span><text:span text:style-name="T17">username</text:span><text:span text:style-name="T10">*) <text:s text:c="2"/></text:span></text:p>
      <text:p text:style-name="P3"><text:span text:style-name="T11">Esercizi</text:span><text:span text:style-name="T10">(</text:span><text:span text:style-name="T2">idEs</text:span><text:span text:style-name="T10">, nome, musPrimario, musSecondari, tipoAttrezzatura) </text:span></text:p>
      <text:p text:style-name="P3"><text:span text:style-name="T11">Serie</text:span><text:span text:style-name="T10">(</text:span><text:span text:style-name="T2">Peso, Ripetizioni</text:span><text:span text:style-name="T10">, livAffaticamento)</text:span></text:p>
      <text:p text:style-name="P3"><text:span text:style-name="T11">Comporre</text:span><text:span text:style-name="T10">(</text:span><text:span text:style-name="T2">idA*,</text:span><text:span text:style-name="T7">peso*,ripetizioni</text:span><text:span text:style-name="T2">*, idEs*</text:span><text:span text:style-name="T10">, data) </text:span></text:p>
      <text:p text:style-name="P14"><text:span text:style-name="T12">Tecnico</text:span><text:span text:style-name="T10">(</text:span><text:span text:style-name="T7">username</text:span><text:span text:style-name="T17">, </text:span><text:span text:style-name="T10">codF, nome, cognome, numTel, imgProfilo, mail, password, docIdentificativi</text:span><text:span text:style-name="T14">, qualificheProfessionali</text:span><text:span text:style-name="T10">)</text:span></text:p>
      <text:p text:style-name="P2"><text:span text:style-name="T12">Attrezzatura</text:span><text:span text:style-name="T13">(</text:span><text:span text:style-name="T6">codSerie</text:span><text:span text:style-name="T16">,</text:span><text:span text:style-name="T14"> nome, marca)</text:span></text:p>
      <text:p text:style-name="P3"><text:span text:style-name="T11">RiparazioneInstallazione</text:span><text:span text:style-name="T10">(</text:span><text:span text:style-name="T7">username</text:span><text:span text:style-name="T2">*, </text:span><text:span text:style-name="T8">cod</text:span><text:span text:style-name="T2">Att*</text:span><text:span text:style-name="T10">, data, descrizione)</text:span></text:p>
      <text:p text:style-name="P2"><text:span text:style-name="T12">Allenatore</text:span><text:span text:style-name="T10">(</text:span><text:span text:style-name="T7">username</text:span><text:span text:style-name="T17">, codF,</text:span><text:span text:style-name="T10"> nome, cognome, numTel, imgProfilo, mail, password, docIdentificativi</text:span><text:span text:style-name="T14">, attCertificazione, valutazione<text:tab/></text:span><text:span text:style-name="T10">)</text:span></text:p>
      <text:p text:style-name="P3"><text:span text:style-name="T11">Turno</text:span><text:span text:style-name="T15">(</text:span><text:span text:style-name="T4">giornoSettimana, </text:span><text:span text:style-name="T5">username</text:span><text:span text:style-name="T4">*</text:span><text:span text:style-name="T15">, oraInizio, oraFine)</text:span></text:p>
      <text:p text:style-name="P15"><text:span text:style-name="T10">Segreteria</text:span><text:span text:style-name="T15">(</text:span><text:span text:style-name="T4">username</text:span><text:span text:style-name="T15">, password)</text:span><text:span text:style-name="T10"> </text:span></text:p>
      <text:p text:style-name="P3"><text:span text:style-name="T10"/></text:p>
      <text:p text:style-name="P5">VINCOLI REFERENZIALI:</text:p>
      <text:p text:style-name="P11">Tabella Iscritto:</text:p>
      <text:list text:style-name="L1">
        <text:list-item>
          <text:p text:style-name="P6">FK tipoAbbonamento REF abbonamento (nome)</text:p>
        </text:list-item>
      </text:list>
      <text:p text:style-name="P11">Tabella Allenamento:</text:p>
      <text:list text:style-name="L2">
        <text:list-item>
          <text:p text:style-name="P7">FK <text:span text:style-name="T19">username </text:span>REF Iscritto (<text:span text:style-name="T19">username</text:span>)</text:p>
        </text:list-item>
      </text:list>
      <text:p text:style-name="P4"><text:span text:style-name="T1">Tabella Comporre:</text:span></text:p>
      <text:list xml:id="list3059582577" text:style-name="L3">
        <text:list-item>
          <text:p text:style-name="P8">FK idA REF Allenamento (idA)</text:p>
        </text:list-item>
        <text:list-item>
          <text:p text:style-name="P8">FK nSerie REF Serie (nSerie)</text:p>
        </text:list-item>
        <text:list-item>
          <text:p text:style-name="P8">FK idEs REF Esercizi (idEs)</text:p>
        </text:list-item>
      </text:list>
      <text:p text:style-name="P11">Tabella RiparazioneInstallazione:</text:p>
      <text:list text:style-name="L4">
        <text:list-item>
          <text:p text:style-name="P9">FK <text:span text:style-name="T19">username</text:span> REF Iscritto(<text:span text:style-name="T19">username</text:span>)</text:p>
        </text:list-item>
        <text:list-item>
          <text:p text:style-name="P9">FK idAtt REF Attrezatura(idAtt)</text:p>
        </text:list-item>
      </text:list>
      <text:p text:style-name="P11">Tabella Turno:</text:p>
      <text:list text:style-name="L5">
        <text:list-item>
          <text:p text:style-name="P10">FK <text:span text:style-name="T19">username</text:span> REF Iscritto(<text:span text:style-name="T19">username</text:span>)</text:p>
        </text:list-item>
      </text:list>
      <text:list text:continue-list="list3059582577" text:style-name="L3">
        <text:list-header>
          <text:p text:style-name="P12"><text:span text:style-name="T10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09:46:56.581000000</meta:creation-date>
    <dc:date>2024-02-26T22:35:54.088000000</dc:date>
    <meta:editing-duration>PT4H38M10S</meta:editing-duration>
    <meta:editing-cycles>20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7" meta:word-count="130" meta:character-count="1257" meta:non-whitespace-character-count="1154"/>
  </office:meta>
</office:document-meta>
</file>